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007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BC2E6"/>
    </style:style>
    <style:style style:name="ce7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0.3716666666667cm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6.69395833333333cm" style:use-optimal-column-width="true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3.46604166666667cm" style:use-optimal-column-width="true"/>
    </style:style>
    <style:style style:name="co10" style:family="table-column">
      <style:table-column-properties fo:break-before="auto" style:column-width="11.4035416666667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s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4" table:default-cell-style-name="ce3"/>
        <table:table-row table:style-name="ro1">
          <table:table-cell office:value-type="string" table:style-name="ce2">
            <text:p>Electronic Arts Music Files (compatible with Cartooners)</text:p>
          </table:table-cell>
          <table:table-cell table:style-name="ce3"/>
          <table:table-cell table:number-columns-repeated="2" table:style-name="ce2"/>
          <table:table-cell table:number-columns-repeated="6" table:style-name="ce3"/>
          <table:table-cell table:number-columns-repeated="16374" table:style-name="ce1"/>
        </table:table-row>
        <table:table-row table:style-name="ro1">
          <table:table-cell table:number-columns-repeated="4" table:style-name="ce2"/>
          <table:table-cell table:number-columns-repeated="6" table:style-name="ce3"/>
          <table:table-cell table:number-columns-repeated="16374" table:style-name="ce1"/>
        </table:table-row>
        <table:table-row table:style-name="ro2">
          <table:table-cell office:value-type="string" table:style-name="ce4">
            <text:p>Title:</text:p>
          </table:table-cell>
          <table:table-cell office:value-type="string" table:style-name="ce4">
            <text:p>Year:</text:p>
          </table:table-cell>
          <table:table-cell office:value-type="string" table:style-name="ce4">
            <text:p>Publisher:</text:p>
          </table:table-cell>
          <table:table-cell office:value-type="string" table:style-name="ce4">
            <text:p>Developer:</text:p>
          </table:table-cell>
          <table:table-cell office:value-type="string" table:style-name="ce4">
            <text:p>Files:</text:p>
          </table:table-cell>
          <table:table-cell office:value-type="string" table:style-name="ce4">
            <text:p>Extension:</text:p>
          </table:table-cell>
          <table:table-cell office:value-type="string" table:style-name="ce4">
            <text:p>Compression:</text:p>
          </table:table-cell>
          <table:table-cell office:value-type="string" table:style-name="ce4">
            <text:p>Library:</text:p>
          </table:table-cell>
          <table:table-cell office:value-type="string" table:style-name="ce4">
            <text:p>Compatible drivers:</text:p>
          </table:table-cell>
          <table:table-cell office:value-type="string" table:style-name="ce4">
            <text:p>Notes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6">
            <text:p>Car and Driver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Lerner Research</text:p>
          </table:table-cell>
          <table:table-cell office:value-type="string" table:style-name="ce6">
            <text:p>sound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&amp;d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Centurion: Defender of Rom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its of Magic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Hard Nova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paceport Malibu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<text:a xlink:href="http://www.myabandonware.com/game/keef-the-thief-a-boy-and-his-lockpick-om">Keef the Thief: A Boy and His Lockpick</text:a>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Naughty Dog, Inc.</text:p>
          </table:table-cell>
          <table:table-cell office:value-type="string" table:style-name="ce6">
            <text:p>song*</text:p>
          </table:table-cell>
          <table:table-cell office:value-type="string" table:style-name="ce6">
            <text:p>*.bcc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Lakers versus Celtics and the NBA Playoff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o; r; s; v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Low Blow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ynergistic Software, Inc.</text:p>
          </table:table-cell>
          <table:table-cell office:value-type="string" table:style-name="ce6">
            <text:p>boxend2;boxtitle</text:p>
          </table:table-cell>
          <table:table-cell office:value-type="string" table:style-name="ce6">
            <text:p>*.lzm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drv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Populous - The Promised Land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ullfrog Productions, Ltd.</text:p>
          </table:table-cell>
          <table:table-cell office:value-type="string" table:style-name="ce6">
            <text:p>pop_tune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pop_*.dat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Ski or Di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ki2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Plays at double speed in Cartooners.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6"/>
          <table:table-cell office:value-type="string" table:style-name="ce6">
            <text:p>*tune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The Immortal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andcastle</text:p>
          </table:table-cell>
          <table:table-cell office:value-type="string" table:style-name="ce6">
            <text:p>ttt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imm*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The Lost Files of Sherlock Holmes - The Case of Serrated Scalpel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Mythos Software, Inc.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mu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music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Removal of the first 0x0A bytes. (0x20 (space) characters) required.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Notes:</text:p>
          </table:table-cell>
          <table:table-cell table:number-columns-repeated="9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All compatible music files must have the *.mus extension.</text:p>
          </table:table-cell>
          <table:table-cell table:number-columns-repeated="9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All compatible drivers must have the *.smb extension.</text:p>
          </table:table-cell>
          <table:table-cell table:number-columns-repeated="9" table:style-name="ce3"/>
          <table:table-cell table:number-columns-repeated="16374" table:style-name="ce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Swinkels</meta:initial-creator>
    <dc:creator>Peter Swinkels</dc:creator>
    <meta:creation-date>2015-10-07T12:17:23Z</meta:creation-date>
    <dc:date>2024-09-02T11:24:38Z</dc:date>
  </office:meta>
</office:document-meta>
</file>